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1c0c" officeooo:paragraph-rsid="00031c0c"/>
    </style:style>
    <style:style style:name="T1" style:family="text">
      <style:text-properties officeooo:rsid="00012b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T</text:span>ous les jours, 500 enfants dorment dehors ! C'est un vrai problème. Donc créer un post avec un titre</text:p>
      <text:p text:style-name="Standard"><text:s text:c="16"/>clair, et nous essaierons de répondre ensemble à la réponse politique à donner. Pour cet exemple, en sachant que 50 000 appartements sont vacants en France, il est inadmissible</text:p>
      <text:p text:style-name="Standard"><text:s text:c="16"/>que ces biens ne profitent pas à des gens qui en ont beaucoup plus besoin qu'un propriétaire dont le seul intérêt est d'avoir plusieurs endroits pour son plaisir ou sa commodité.</text:p>
      <text:p text:style-name="Standard"><text:s text:c="16"/>Même si l'appartement venait à être abimé, il est majeur que l'enfant ait un endroit où dormir, prioritairement par rapport à tous les autres inconvénients.</text:p>
      <text:p text:style-name="Standard"><text:s text:c="16"/>Enfin le problème est plus compliqué ??????????? puisqu'il y a des associations, pourquoi ne sont ils pas placés ? Si les parents ne peuvent pas les loger ?????? Faut t-il donner</text:p>
      <text:p text:style-name="Standard"><text:s text:c="16"/>un appartement à des parents si peu responsables et inintégrés ? Où réquisitionner l'habitation parce que la DAS est submergé ? et les familles d'accueil <text:s/>? Ne sont pas submergés !</text:p>
      <text:p text:style-name="Standard"/>
      <text:p text:style-name="Standard"/>
      <text:p text:style-name="P1">CREER <text:s/>UNE LOI :</text:p>
      <text:p text:style-name="P1"/>
      <text:p text:style-name="P1">REQUISITION BIEN MATERIEL SI BESOIN PROPRIETAIRE &gt;&gt;&gt;&gt; BESOIN ESSENTIEL PAUV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19-09-15T23:56:00.468000000</dc:date>
    <meta:editing-duration>PT1M25S</meta:editing-duration>
    <meta:editing-cycles>2</meta:editing-cycles>
    <meta:document-statistic meta:table-count="0" meta:image-count="0" meta:object-count="0" meta:page-count="1" meta:paragraph-count="8" meta:word-count="180" meta:character-count="1142" meta:non-whitespace-character-count="888"/>
  </office:meta>
</office:document-meta>
</file>